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32c8" draw:fill-color="#1932c8" draw:textarea-horizontal-align="justify" draw:textarea-vertical-align="middle" draw:auto-grow-height="false" fo:min-height="17.712cm" fo:min-width="17.462cm"/>
    </style:style>
    <style:style style:name="gr2" style:family="graphic" style:parent-style-name="standard">
      <style:graphic-properties svg:stroke-width="1.094cm" svg:stroke-color="#ffffff" draw:marker-start-width="1.734cm" draw:marker-end-width="1.734cm" svg:stroke-linecap="round" draw:textarea-vertical-align="middle" fo:padding-top="0.565cm" fo:padding-bottom="0.565cm" fo:padding-left="0.69cm" fo:padding-right="0.69cm"/>
    </style:style>
    <style:style style:name="gr3" style:family="graphic" style:parent-style-name="objectwithoutfill">
      <style:graphic-properties svg:stroke-width="1.094cm" svg:stroke-color="#ffffff" draw:marker-start-width="1.734cm" draw:marker-end-width="1.734cm" svg:stroke-linecap="round" draw:fill="none" draw:textarea-vertical-align="middle" fo:padding-top="0.565cm" fo:padding-bottom="0.565cm" fo:padding-left="0.69cm" fo:padding-right="0.69cm"/>
    </style:style>
    <style:style style:name="P1" style:family="paragraph">
      <loext:graphic-properties draw:fill-color="#1932c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25.4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ellipse draw:style-name="gr2" draw:text-style-name="P2" draw:layer="layout" svg:width="9.095cm" svg:height="9.093cm" svg:x="5.397cm" svg:y="11.862cm" draw:kind="arc" draw:start-angle="134.97" draw:end-angle="315">
            <text:p/>
          </draw:ellipse>
          <draw:ellipse draw:style-name="gr2" draw:text-style-name="P2" draw:layer="layout" svg:width="6.063cm" svg:height="6.062cm" draw:transform="rotate (-3.14159265358979) translate (19.367cm 10.909cm)" draw:kind="arc" draw:start-angle="134.96" draw:end-angle="315">
            <text:p/>
          </draw:ellipse>
          <draw:line draw:style-name="gr3" draw:text-style-name="P3" draw:layer="layout" svg:x1="6.731cm" svg:y1="13.194cm" svg:x2="14.453cm" svg:y2="5.474cm">
            <text:p/>
          </draw:line>
          <draw:ellipse draw:style-name="gr2" draw:text-style-name="P2" draw:layer="layout" svg:width="3.031cm" svg:height="3.03cm" svg:x="8.43cm" svg:y="14.893cm" draw:kind="arc" draw:start-angle="135" draw:end-angle="315.02">
            <text:p/>
          </draw:ellipse>
          <draw:line draw:style-name="gr3" draw:text-style-name="P3" draw:layer="layout" svg:x1="11.017cm" svg:y1="17.479cm" svg:x2="18.477cm" svg:y2="10.021cm">
            <text:p/>
          </draw:line>
          <draw:line draw:style-name="gr3" draw:text-style-name="P3" draw:layer="layout" svg:x1="8.874cm" svg:y1="15.337cm" svg:x2="12.189cm" svg:y2="12.022cm">
            <text:p/>
          </draw:line>
          <draw:line draw:style-name="gr3" draw:text-style-name="P3" draw:layer="layout" svg:x1="13.16cm" svg:y1="19.622cm" svg:x2="16.475cm" svg:y2="16.30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6:32:29.365962805</meta:creation-date>
    <dc:date>2022-01-31T15:11:01.271047743</dc:date>
    <meta:editing-duration>PT20M24S</meta:editing-duration>
    <meta:editing-cycles>4</meta:editing-cycles>
    <meta:generator>LibreOffice/7.3.0.2$Linux_X86_64 LibreOffice_project/30$Build-2</meta:generator>
    <meta:document-statistic meta:object-count="9"/>
  </office:meta>
</office:document-meta>
</file>